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0556in" fo:margin-left="0in" table:align="left"/>
    </style:style>
    <style:style style:name="Table1.A" style:family="table-column">
      <style:table-column-properties style:column-width="0.3708in"/>
    </style:style>
    <style:style style:name="Table1.B" style:family="table-column">
      <style:table-column-properties style:column-width="3.4035in"/>
    </style:style>
    <style:style style:name="Table1.C" style:family="table-column">
      <style:table-column-properties style:column-width="0.7549in"/>
    </style:style>
    <style:style style:name="Table1.D" style:family="table-column">
      <style:table-column-properties style:column-width="0.8035in"/>
    </style:style>
    <style:style style:name="Table1.E" style:family="table-column">
      <style:table-column-properties style:column-width="1.722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29" style:family="table-row">
      <style:table-row-properties style:min-row-height="0.3479in"/>
    </style:style>
    <style:style style:name="P1" style:family="paragraph" style:parent-style-name="Standard">
      <style:paragraph-properties fo:text-align="end" style:justify-single-word="false"/>
      <style:text-properties fo:font-size="11pt" fo:font-weight="bold" officeooo:rsid="002d25cb" officeooo:paragraph-rsid="00086a45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bold" officeooo:rsid="002d25cb" officeooo:paragraph-rsid="00086a4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086a45" officeooo:paragraph-rsid="00086a4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86a45" officeooo:paragraph-rsid="00086a45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weight="normal" officeooo:rsid="000f6ef2" officeooo:paragraph-rsid="00109a2a" style:font-size-asian="16pt" style:font-weight-asian="normal" style:font-size-complex="16pt" style:font-weight-complex="normal"/>
    </style:style>
    <style:style style:name="P6" style:family="paragraph" style:parent-style-name="Standard">
      <style:text-properties fo:font-size="14pt" fo:font-weight="bold" officeooo:rsid="000e3e23" officeooo:paragraph-rsid="000e3e23" style:font-size-asian="14pt" style:font-weight-asian="bold" style:font-size-complex="14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Table_20_Contents">
      <style:paragraph-properties fo:text-align="start" style:justify-single-word="false"/>
      <style:text-properties fo:font-size="16pt" fo:font-weight="bold" officeooo:rsid="000a650f" officeooo:paragraph-rsid="000a650f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size="16pt" fo:font-weight="bold" officeooo:rsid="000b8118" officeooo:paragraph-rsid="000b8118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b8118" officeooo:paragraph-rsid="000b8118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c04e2" officeooo:paragraph-rsid="000c04e2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0ca637" officeooo:paragraph-rsid="000ca637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0dd088" officeooo:paragraph-rsid="000dd088" style:font-size-asian="14pt" style:font-size-complex="14pt"/>
    </style:style>
    <style:style style:name="P16" style:family="paragraph" style:parent-style-name="Table_20_Contents">
      <style:paragraph-properties fo:text-align="start" style:justify-single-word="false"/>
      <style:text-properties fo:font-size="14pt" fo:font-weight="bold" officeooo:rsid="000c04e2" officeooo:paragraph-rsid="000c04e2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size="14pt" fo:font-weight="bold" officeooo:rsid="000ca637" officeooo:paragraph-rsid="000ca637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size="14pt" fo:font-weight="bold" officeooo:rsid="000e3e23" officeooo:paragraph-rsid="000e3e23" style:font-size-asian="14pt" style:font-weight-asian="bold" style:font-size-complex="14pt" style:font-weight-complex="bold"/>
    </style:style>
    <style:style style:name="P19" style:family="paragraph">
      <loext:graphic-properties draw:fill-color="#ffffff"/>
      <style:paragraph-properties fo:text-align="center"/>
    </style:style>
    <style:style style:name="P20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86a45"/>
    </style:style>
    <style:style style:name="T3" style:family="text">
      <style:text-properties officeooo:rsid="000c04e2"/>
    </style:style>
    <style:style style:name="T4" style:family="text">
      <style:text-properties officeooo:rsid="000ca637"/>
    </style:style>
    <style:style style:name="T5" style:family="text">
      <style:text-properties officeooo:rsid="000dd088"/>
    </style:style>
    <style:style style:name="T6" style:family="text">
      <style:text-properties officeooo:rsid="000e3e23"/>
    </style:style>
    <style:style style:name="T7" style:family="text">
      <style:text-properties officeooo:rsid="00109a2a"/>
    </style:style>
    <style:style style:name="gr1" style:family="graphic">
      <style:graphic-properties draw:stroke="solid" svg:stroke-color="#000000" draw:fill-color="#ffffff" draw:textarea-horizontal-align="justify" draw:textarea-vertical-align="middle" draw:auto-grow-height="false" fo:min-height="0.5417in" fo:min-width="0.528in" style:run-through="foreground" style:wrap="run-through" style:number-wrapped-paragraphs="no-limit" style:vertical-pos="from-top" style:vertical-rel="page" style:horizontal-pos="from-left" style:horizontal-rel="paragraph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0" draw:name="Shape1" draw:style-name="gr1" draw:text-style-name="P19" svg:width="0.528in" svg:height="0.5421in" svg:x="7.1736in" svg:y="1.1055in">
        <text:p/>
        <draw:enhanced-geometry svg:viewBox="0 0 21600 21600" draw:type="rectangle" draw:enhanced-path="M 0 0 L 21600 0 21600 21600 0 21600 0 0 Z N"/>
      </draw:custom-shape>
      <text:p text:style-name="P1">Version 1</text:p>
      <text:p text:style-name="P1"><text:span text:style-name="T2">3</text:span><text:span text:style-name="T1">nd</text:span> November, 2017</text:p>
      <text:p text:style-name="P1">Author: Zione Bwetu, Nomsa Kamgwira and Sydney Kambona</text:p>
      <text:p text:style-name="P1"/>
      <text:p text:style-name="P2"/>
      <text:p text:style-name="P4">HARDWARE MAINTENANCE </text:p>
      <text:p text:style-name="P4"/>
      <text:p text:style-name="P5">This document serves as a guideline for support <text:span text:style-name="T7">of hardware maintenance activities to perform before leaving a site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8">No</text:p>
          </table:table-cell>
          <table:table-cell table:style-name="Table1.A1" office:value-type="string">
            <text:p text:style-name="P8">Activity </text:p>
          </table:table-cell>
          <table:table-cell table:style-name="Table1.A1" office:value-type="string">
            <text:p text:style-name="P18">Y</text:p>
          </table:table-cell>
          <table:table-cell table:style-name="Table1.A1" office:value-type="string">
            <text:p text:style-name="P6">N</text:p>
          </table:table-cell>
          <table:table-cell table:style-name="Table1.E1" office:value-type="string">
            <text:p text:style-name="P6">comment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Server Maintenance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Verify if backups are working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2">Check disk usag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3</text:p>
          </table:table-cell>
          <table:table-cell table:style-name="Table1.A2" office:value-type="string">
            <text:p text:style-name="P12">Update O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4</text:p>
          </table:table-cell>
          <table:table-cell table:style-name="Table1.A2" office:value-type="string">
            <text:p text:style-name="P12">Check application update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2">Check remote acces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2">Check server utilizati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7</text:p>
          </table:table-cell>
          <table:table-cell table:style-name="Table1.A2" office:value-type="string">
            <text:p text:style-name="P12">Check system security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0">Printer / Scanner Maintenanc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2">Check if printing is working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2">Check if the rollers are well inserted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2">Check if the scanners are <text:span text:style-name="T3">calibrated 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6">Power Backup Equipment Maintenanc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1</text:p>
          </table:table-cell>
          <table:table-cell table:style-name="Table1.A2" office:value-type="string">
            <text:p text:style-name="P13">Check/ <text:span text:style-name="T6">Record</text:span> the voltage </text:p>
          </table:table-cell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3">Check if the battery charger is working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3">Check if the AVG and AVS are working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3">Record run time of backup power</text:p>
          </table:table-cell>
          <table:table-cell table:style-name="Table1.A2" table:number-columns-spanned="2" office:value-type="string">
            <text:p text:style-name="P11"/>
          </table:table-cell>
          <table:covered-table-cell/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3">Check if the all cabin<text:span text:style-name="T4">ets have rocks</text:span>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ext:soft-page-break/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7">J2s /EBN/ <text:span text:style-name="T5">Cables/ Power supply </text:span><text:s/>Maintenance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4">Check if all monitors are calibrated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5">2</text:p>
          </table:table-cell>
          <table:table-cell table:style-name="Table1.A2" office:value-type="string">
            <text:p text:style-name="P14">Check if the ports are working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>
          <table:table-cell table:style-name="Table1.A2" table:number-rows-spanned="2" office:value-type="string">
            <text:p text:style-name="P15"><draw:line text:anchor-type="paragraph" draw:z-index="1" draw:name="Shape2" draw:style-name="gr2" draw:text-style-name="P20" svg:x1="6.348in" svg:y1="0.2563in" svg:x2="6.876in" svg:y2="0.2563in"><text:p/></draw:line>3</text:p>
          </table:table-cell>
          <table:table-cell table:style-name="Table1.A2" table:number-rows-spanned="2" office:value-type="string">
            <text:p text:style-name="P14">Record the number of Monitors working and not working</text:p>
          </table:table-cell>
          <table:table-cell table:style-name="Table1.A2" office:value-type="string">
            <text:p text:style-name="P14">Working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>
          <table:covered-table-cell/>
          <table:covered-table-cell/>
          <table:table-cell table:style-name="Table1.A2" office:value-type="string">
            <text:p text:style-name="P14">Not working</text:p>
          </table:table-cell>
          <table:table-cell table:style-name="Table1.A2" office:value-type="string">
            <text:p text:style-name="P14"/>
          </table:table-cell>
          <table:table-cell table:style-name="Table1.E2" office:value-type="string">
            <text:p text:style-name="P14"/>
          </table:table-cell>
        </table:table-row>
        <table:table-row table:style-name="Table1.29"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Check the browser version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 table:style-name="Table1.29"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15">Check that all power supply are working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 table:style-name="Table1.29">
          <table:table-cell table:style-name="Table1.A2" office:value-type="string">
            <text:p text:style-name="P15">6</text:p>
          </table:table-cell>
          <table:table-cell table:style-name="Table1.A2" office:value-type="string">
            <text:p text:style-name="P15">Check that all cables are well terminated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 table:style-name="Table1.29">
          <table:table-cell table:style-name="Table1.A2" office:value-type="string">
            <text:p text:style-name="P15">7</text:p>
          </table:table-cell>
          <table:table-cell table:style-name="Table1.A2" office:value-type="string">
            <text:p text:style-name="P15">Verify if the facility has spare cables</text:p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  <table:table-row table:style-name="Table1.29"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5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0:12:56.468766699</meta:creation-date>
    <dc:date>2017-11-03T12:17:36.656531015</dc:date>
    <meta:editing-duration>PT35M51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60" meta:word-count="197" meta:character-count="1079" meta:non-whitespace-character-count="937"/>
  </office:meta>
</office:document-meta>
</file>